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4cm" fo:min-width="0.624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874cm" fo:min-width="0.847cm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style:text-outline="true"/>
    </style:style>
    <style:style style:name="P2" style:family="paragraph">
      <loext:graphic-properties draw:fill-color="#ff4000"/>
      <style:paragraph-properties fo:text-align="center"/>
      <style:text-properties style:text-outline="true"/>
    </style:style>
    <style:style style:name="P3" style:family="paragraph">
      <loext:graphic-properties draw:fill="none"/>
      <style:paragraph-properties fo:text-align="center"/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8cm" svg:height="1.588cm" svg:x="5.762cm" svg:y="10.842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88cm" svg:height="1.588cm" svg:x="8.62cm" svg:y="5.4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88cm" svg:height="1.588cm" svg:x="16.24cm" svg:y="9.25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88cm" svg:height="1.588cm" svg:x="16.239cm" svg:y="14.6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905cm" svg:height="1.588cm" svg:x="10.207cm" svg:y="18.78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88cm" svg:height="1.588cm" svg:x="1.317cm" svg:y="20.68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556cm" svg:y1="10.842cm" svg:x2="8.852cm" svg:y2="6.8cm" draw:start-shape="id1" draw:start-glue-point="4" draw:end-shape="id2" draw:end-glue-point="7" svg:d="M6556 10842l2296-4042" svg:viewBox="0 0 2297 4043">
          <text:p text:style-name="P1">2</text:p>
        </draw:connector>
        <draw:connector draw:style-name="gr4" draw:text-style-name="P3" draw:layer="layout" draw:type="line" svg:x1="10.208cm" svg:y1="6.238cm" svg:x2="16.472cm" svg:y2="9.486cm" draw:start-shape="id2" draw:start-glue-point="10" draw:end-shape="id3" draw:end-glue-point="5" svg:d="M10208 6238l6264 3248" svg:viewBox="0 0 6265 3249">
          <text:p text:style-name="P1">2</text:p>
        </draw:connector>
        <draw:connector draw:style-name="gr5" draw:text-style-name="P3" draw:layer="layout" draw:type="line" svg:x1="17.034cm" svg:y1="10.842cm" svg:x2="17.033cm" svg:y2="14.652cm" draw:start-shape="id3" draw:start-glue-point="8" draw:end-shape="id4" draw:end-glue-point="4" svg:d="M17034 10842l-1 3810" svg:viewBox="0 0 2 3811">
          <text:p text:style-name="P1">1</text:p>
        </draw:connector>
        <draw:connector draw:style-name="gr6" draw:text-style-name="P3" draw:layer="layout" draw:type="line" svg:x1="17.033cm" svg:y1="16.24cm" svg:x2="12.112cm" svg:y2="19.574cm" draw:start-shape="id4" draw:end-shape="id5" svg:d="M17033 16240l-4921 3334" svg:viewBox="0 0 4922 3335">
          <text:p text:style-name="P1">3</text:p>
        </draw:connector>
        <draw:connector draw:style-name="gr7" draw:text-style-name="P3" draw:layer="layout" draw:type="line" svg:x1="10.486cm" svg:y1="20.136cm" svg:x2="2.111cm" svg:y2="20.685cm" draw:start-shape="id5" draw:start-glue-point="7" draw:end-shape="id6" svg:d="M10486 20136l-8375 549" svg:viewBox="0 0 8376 550">
          <text:p text:style-name="P1">4</text:p>
        </draw:connector>
        <draw:connector draw:style-name="gr8" draw:text-style-name="P3" draw:layer="layout" draw:type="line" svg:x1="2.111cm" svg:y1="20.685cm" svg:x2="6.556cm" svg:y2="12.43cm" draw:start-shape="id6" draw:end-shape="id1" draw:end-glue-point="2" svg:d="M2111 20685l4445-8255" svg:viewBox="0 0 4446 8256">
          <text:p text:style-name="P1">1</text:p>
        </draw:connector>
        <draw:connector draw:style-name="gr9" draw:text-style-name="P3" draw:layer="layout" draw:type="line" svg:x1="2.111cm" svg:y1="20.685cm" svg:x2="17.034cm" svg:y2="10.842cm" draw:start-shape="id6" draw:end-shape="id3" draw:end-glue-point="2" svg:d="M2111 20685l14923-9843" svg:viewBox="0 0 14924 9844">
          <text:p text:style-name="P1">15</text:p>
        </draw:connector>
        <draw:connector draw:style-name="gr10" draw:text-style-name="P3" draw:layer="layout" draw:type="line" svg:x1="6.556cm" svg:y1="10.842cm" svg:x2="17.034cm" svg:y2="10.842cm" draw:start-shape="id1" draw:end-shape="id3" svg:d="M6556 10842h10478" svg:viewBox="0 0 10479 1">
          <text:p text:style-name="P1">10</text:p>
        </draw:connector>
        <draw:custom-shape draw:style-name="gr2" draw:text-style-name="P2" xml:id="id7" draw:id="id7" draw:layer="layout" svg:width="1.905cm" svg:height="1.588cm" svg:x="9.572cm" svg:y="8.302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239cm" svg:y1="15.446cm" svg:x2="2.673cm" svg:y2="20.917cm" draw:start-shape="id4" draw:start-glue-point="6" draw:end-shape="id6" draw:end-glue-point="11" svg:d="M16239 15446l-13566 5471" svg:viewBox="0 0 13567 5472">
          <text:p text:style-name="P1">10</text:p>
        </draw:connector>
        <draw:connector draw:style-name="gr12" draw:text-style-name="P3" draw:layer="layout" draw:type="line" svg:x1="11.477cm" svg:y1="9.096cm" svg:x2="16.24cm" svg:y2="10.048cm" draw:start-shape="id7" draw:end-shape="id3" draw:end-glue-point="6" svg:d="M11477 9096l4763 952" svg:viewBox="0 0 4764 953">
          <text:p text:style-name="P1">5</text:p>
        </draw:connector>
        <draw:connector draw:style-name="gr13" draw:text-style-name="P3" draw:layer="layout" draw:type="line" svg:x1="7.118cm" svg:y1="11.074cm" svg:x2="9.851cm" svg:y2="9.658cm" draw:start-shape="id1" draw:start-glue-point="11" draw:end-shape="id7" draw:end-glue-point="7" svg:d="M7118 11074l2733-1416" svg:viewBox="0 0 2734 1417">
          <text:p text:style-name="P1">2</text:p>
        </draw:connector>
        <draw:connector draw:style-name="gr14" draw:text-style-name="P3" draw:layer="layout" draw:type="line" svg:x1="9.414cm" svg:y1="7.032cm" svg:x2="10.525cm" svg:y2="8.302cm" draw:start-shape="id2" draw:start-glue-point="8" draw:end-shape="id7" draw:end-glue-point="4" svg:d="M9414 7032l1111 1270" svg:viewBox="0 0 1112 1271">
          <text:p text:style-name="P1">2</text:p>
        </draw:connector>
        <draw:custom-shape draw:style-name="gr1" draw:text-style-name="P1" xml:id="id8" draw:id="id8" draw:layer="layout" svg:width="1.588cm" svg:height="1.588cm" svg:x="5.763cm" svg:y="10.843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588cm" svg:height="1.588cm" svg:x="8.621cm" svg:y="5.4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588cm" svg:height="1.588cm" svg:x="16.241cm" svg:y="9.2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588cm" svg:height="1.588cm" svg:x="16.24cm" svg:y="14.65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905cm" svg:height="1.588cm" svg:x="10.208cm" svg:y="18.78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588cm" svg:height="1.588cm" svg:x="1.318cm" svg:y="20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557cm" svg:y1="10.843cm" svg:x2="8.853cm" svg:y2="6.801cm" draw:start-shape="id8" draw:start-glue-point="4" draw:end-shape="id9" draw:end-glue-point="7" svg:d="M6557 10843l2296-4042" svg:viewBox="0 0 2297 4043">
          <text:p text:style-name="P1">2</text:p>
        </draw:connector>
        <draw:connector draw:style-name="gr4" draw:text-style-name="P3" draw:layer="layout" draw:type="line" svg:x1="10.209cm" svg:y1="6.239cm" svg:x2="16.473cm" svg:y2="9.487cm" draw:start-shape="id9" draw:start-glue-point="10" draw:end-shape="id10" draw:end-glue-point="5" svg:d="M10209 6239l6264 3248" svg:viewBox="0 0 6265 3249">
          <text:p text:style-name="P1">2</text:p>
        </draw:connector>
        <draw:connector draw:style-name="gr5" draw:text-style-name="P3" draw:layer="layout" draw:type="line" svg:x1="17.035cm" svg:y1="10.843cm" svg:x2="17.034cm" svg:y2="14.653cm" draw:start-shape="id10" draw:start-glue-point="8" draw:end-shape="id11" draw:end-glue-point="4" svg:d="M17035 10843l-1 3810" svg:viewBox="0 0 2 3811">
          <text:p text:style-name="P1">1</text:p>
        </draw:connector>
        <draw:connector draw:style-name="gr6" draw:text-style-name="P3" draw:layer="layout" draw:type="line" svg:x1="17.034cm" svg:y1="16.241cm" svg:x2="12.113cm" svg:y2="19.575cm" draw:start-shape="id11" draw:end-shape="id12" svg:d="M17034 16241l-4921 3334" svg:viewBox="0 0 4922 3335">
          <text:p text:style-name="P1">3</text:p>
        </draw:connector>
        <draw:connector draw:style-name="gr7" draw:text-style-name="P3" draw:layer="layout" draw:type="line" svg:x1="10.487cm" svg:y1="20.137cm" svg:x2="2.112cm" svg:y2="20.686cm" draw:start-shape="id12" draw:start-glue-point="7" draw:end-shape="id13" svg:d="M10487 20137l-8375 549" svg:viewBox="0 0 8376 550">
          <text:p text:style-name="P1">4</text:p>
        </draw:connector>
        <draw:connector draw:style-name="gr8" draw:text-style-name="P3" draw:layer="layout" draw:type="line" svg:x1="2.112cm" svg:y1="20.686cm" svg:x2="6.557cm" svg:y2="12.431cm" draw:start-shape="id13" draw:end-shape="id8" draw:end-glue-point="2" svg:d="M2112 20686l4445-8255" svg:viewBox="0 0 4446 8256">
          <text:p text:style-name="P1">1</text:p>
        </draw:connector>
        <draw:connector draw:style-name="gr9" draw:text-style-name="P3" draw:layer="layout" draw:type="line" svg:x1="2.112cm" svg:y1="20.686cm" svg:x2="17.035cm" svg:y2="10.843cm" draw:start-shape="id13" draw:end-shape="id10" draw:end-glue-point="2" svg:d="M2112 20686l14923-9843" svg:viewBox="0 0 14924 9844">
          <text:p text:style-name="P1">15</text:p>
        </draw:connector>
        <draw:connector draw:style-name="gr10" draw:text-style-name="P3" draw:layer="layout" draw:type="line" svg:x1="6.557cm" svg:y1="10.843cm" svg:x2="17.035cm" svg:y2="10.843cm" draw:start-shape="id8" draw:end-shape="id10" svg:d="M6557 10843h10478" svg:viewBox="0 0 10479 1">
          <text:p text:style-name="P1">10</text:p>
        </draw:connector>
        <draw:custom-shape draw:style-name="gr2" draw:text-style-name="P2" xml:id="id14" draw:id="id14" draw:layer="layout" svg:width="1.905cm" svg:height="1.588cm" svg:x="9.573cm" svg:y="8.303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24cm" svg:y1="15.447cm" svg:x2="2.674cm" svg:y2="20.918cm" draw:start-shape="id11" draw:start-glue-point="6" draw:end-shape="id13" draw:end-glue-point="11" svg:d="M16240 15447l-13566 5471" svg:viewBox="0 0 13567 5472">
          <text:p text:style-name="P1">10</text:p>
        </draw:connector>
        <draw:connector draw:style-name="gr12" draw:text-style-name="P3" draw:layer="layout" draw:type="line" svg:x1="11.478cm" svg:y1="9.097cm" svg:x2="16.241cm" svg:y2="10.049cm" draw:start-shape="id14" draw:end-shape="id10" draw:end-glue-point="6" svg:d="M11478 9097l4763 952" svg:viewBox="0 0 4764 953">
          <text:p text:style-name="P1">5</text:p>
        </draw:connector>
        <draw:connector draw:style-name="gr13" draw:text-style-name="P3" draw:layer="layout" draw:type="line" svg:x1="7.119cm" svg:y1="11.075cm" svg:x2="9.852cm" svg:y2="9.659cm" draw:start-shape="id8" draw:start-glue-point="11" draw:end-shape="id14" draw:end-glue-point="7" svg:d="M7119 11075l2733-1416" svg:viewBox="0 0 2734 1417">
          <text:p text:style-name="P1">2</text:p>
        </draw:connector>
        <draw:connector draw:style-name="gr14" draw:text-style-name="P3" draw:layer="layout" draw:type="line" svg:x1="9.415cm" svg:y1="7.033cm" svg:x2="10.526cm" svg:y2="8.303cm" draw:start-shape="id9" draw:start-glue-point="8" draw:end-shape="id14" draw:end-glue-point="4" svg:d="M9415 7033l1111 1270" svg:viewBox="0 0 1112 1271">
          <text:p text:style-name="P1">2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8T19:33:28.567326111</meta:creation-date>
    <dc:date>2025-12-08T20:47:37.486755627</dc:date>
    <meta:editing-duration>PT24M47S</meta:editing-duration>
    <meta:editing-cycles>3</meta:editing-cycles>
    <meta:generator>LibreOffice/7.3.7.2$Linux_X86_64 LibreOffice_project/30$Build-2</meta:generator>
    <meta:document-statistic meta:object-count="38"/>
  </office:meta>
</office:document-meta>
</file>